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516in"/>
    </style:style>
    <style:style style:name="co2" style:family="table-column">
      <style:table-column-properties fo:break-before="auto" style:column-width="0.8453in"/>
    </style:style>
    <style:style style:name="co3" style:family="table-column">
      <style:table-column-properties fo:break-before="auto" style:column-width="1.110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543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Heading_20_1" style:data-style-name="N0">
      <style:table-cell-properties fo:border-bottom="2.49pt solid #5b9bd5" fo:border-left="none" fo:border-right="none" fo:border-top="none"/>
      <style:text-properties fo:color="#44546a" style:font-name="Liberation Sans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ext-properties style:font-name="Liberation Sans"/>
    </style:style>
    <style:style style:name="ce5" style:family="table-cell" style:parent-style-name="Heading_20_1" style:data-style-name="N104">
      <style:table-cell-properties fo:border-bottom="2.49pt solid #5b9bd5" fo:border-left="none" fo:border-right="none" fo:border-top="none"/>
      <style:text-properties fo:color="#44546a" style:font-name="Liberation Sans" fo:font-size="15pt" fo:font-weight="bold" style:font-size-asian="15pt" style:font-weight-asian="bold" style:font-size-complex="15pt" style:font-weight-complex="bold"/>
    </style:style>
    <style:style style:name="ce8" style:family="table-cell" style:parent-style-name="Currency" style:data-style-name="N104">
      <style:text-properties style:font-name="Liberation Sans"/>
    </style:style>
    <style:style style:name="ce9" style:family="table-cell" style:parent-style-name="Percent" style:data-style-name="N11">
      <style:text-properties style:font-name="Liberation Sans"/>
    </style:style>
    <style:style style:name="ce11" style:family="table-cell" style:parent-style-name="Default" style:data-style-name="N104">
      <style:text-properties style:font-name="Liberation Sans"/>
    </style:style>
    <style:style style:name="ce15" style:family="table-cell" style:parent-style-name="Percent" style:data-style-name="N0"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default-cell-style-name="ce4"/>
        <table:table-column table:style-name="co5" table:default-cell-style-name="ce11"/>
        <table:table-column table:style-name="co4" table:number-columns-repeated="16379" table:default-cell-style-name="ce4"/>
        <table:table-row table:style-name="ro1">
          <table:table-cell table:style-name="ce3" office:value-type="string" calcext:value-type="string">
            <text:p>Aaron's</text:p>
          </table:table-cell>
          <table:table-cell table:style-name="ce5" office:value-type="string" calcext:value-type="string">
            <text:p>Student</text:p>
          </table:table-cell>
          <table:table-cell table:style-name="ce5" office:value-type="string" calcext:value-type="string">
            <text:p>Calcula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-Month Total Cost</text:p>
          </table:table-cell>
          <table:table-cell office:value-type="currency" office:currency="USD" office:value="3839.76" calcext:value-type="currency">
            <text:p>$3,839.7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sh Price</text:p>
          </table:table-cell>
          <table:table-cell office:value-type="currency" office:currency="USD" office:value="2253.99" calcext:value-type="currency">
            <text:p>$2,253.9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thly Payment</text:p>
          </table:table-cell>
          <table:table-cell office:value-type="currency" office:currency="USD" office:value="159.99" calcext:value-type="currency">
            <text:p>$159.99</text:p>
          </table:table-cell>
          <table:table-cell table:formula="of:=[.B2]/24" office:value-type="currency" office:currency="USD" office:value="159.99" calcext:value-type="currency">
            <text:p>$159.99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Walma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mart Price</text:p>
          </table:table-cell>
          <table:table-cell office:value-type="currency" office:currency="USD" office:value="899" calcext:value-type="currency">
            <text:p>$899.00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Credit Car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PR</text:p>
          </table:table-cell>
          <table:table-cell table:style-name="ce9" office:value-type="percentage" office:value="0.1574" calcext:value-type="percentage">
            <text:p>15.74%</text:p>
          </table:table-cell>
          <table:table-cell table:number-columns-repeated="4"/>
          <table:table-cell table:style-name="ce15"/>
          <table:table-cell table:number-columns-repeated="16377"/>
        </table:table-row>
        <table:table-row table:style-name="ro1">
          <table:table-cell table:style-name="ce3" office:value-type="string" calcext:value-type="string">
            <text:p>Analyzing R2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aron's %</text:p>
          </table:table-cell>
          <table:table-cell/>
          <table:table-cell table:style-name="ce9" table:formula="of:=([.B2]-[.B3])/[.B3]" office:value-type="percentage" office:value="0.703539057404869" calcext:value-type="percentage">
            <text:p>70.35%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aron's % annual</text:p>
          </table:table-cell>
          <table:table-cell/>
          <table:table-cell table:style-name="ce9" table:formula="of:=[.C10]/2" office:value-type="percentage" office:value="0.351769528702435" calcext:value-type="percentage">
            <text:p>35.18%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almart %</text:p>
          </table:table-cell>
          <table:table-cell/>
          <table:table-cell table:style-name="ce9" table:formula="of:=([.B2]-[.B6])/[.B6]" office:value-type="percentage" office:value="3.27114571746385" calcext:value-type="percentage">
            <text:p>327.11%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almart % annual</text:p>
          </table:table-cell>
          <table:table-cell/>
          <table:table-cell table:style-name="ce9" table:formula="of:=[.C12]/2" office:value-type="percentage" office:value="1.63557285873192" calcext:value-type="percentage">
            <text:p>163.56%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Credit Car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nthly Payment</text:p>
          </table:table-cell>
          <table:table-cell/>
          <table:table-cell table:formula="of:=[.E15]/[.F15]" office:value-type="currency" office:currency="USD" office:value="43.9062350386207" calcext:value-type="currency">
            <text:p>$43.91</text:p>
          </table:table-cell>
          <table:table-cell/>
          <table:table-cell table:formula="of:=[.B6]*(1+[.B8]/12)^24" office:value-type="currency" office:currency="USD" office:value="1229.09861802446" calcext:value-type="currency">
            <text:p>$1,229.10</text:p>
          </table:table-cell>
          <table:table-cell table:formula="of:=((1+[.B8]/12)^24-1)/([.B8]/12)" office:value-type="float" office:value="27.9937147182699" calcext:value-type="float">
            <text:p>27.993714718269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tal Payments</text:p>
          </table:table-cell>
          <table:table-cell/>
          <table:table-cell table:formula="of:=[.C15]*24" office:value-type="currency" office:currency="USD" office:value="1053.7496409269" calcext:value-type="currency">
            <text:p>$1,053.7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Walmart</text:p>
          </table:table-cell>
          <table:table-cell/>
          <table:table-cell table:formula="of:=[.C16]-[.B6]" office:value-type="currency" office:currency="USD" office:value="154.749640926897" calcext:value-type="currency">
            <text:p>$154.7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Aaron's</text:p>
          </table:table-cell>
          <table:table-cell/>
          <table:table-cell table:formula="of:=[.B2]-[.C16]" office:value-type="currency" office:currency="USD" office:value="2786.0103590731" calcext:value-type="currency">
            <text:p>$2,786.01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Sinking Fu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nthly Payment</text:p>
          </table:table-cell>
          <table:table-cell/>
          <table:table-cell table:formula="of:=[.B6]*(0.02/12)/((1+0.02/12)^24-1)" office:value-type="currency" office:currency="USD" office:value="36.7453634349296" calcext:value-type="currency">
            <text:p>$36.7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tal Payments</text:p>
          </table:table-cell>
          <table:table-cell/>
          <table:table-cell table:formula="of:=[.$C20]*24" office:value-type="currency" office:currency="USD" office:value="881.88872243831" calcext:value-type="currency">
            <text:p>$881.8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Walmart</text:p>
          </table:table-cell>
          <table:table-cell/>
          <table:table-cell table:formula="of:=[.B6]-[.C21]" office:value-type="currency" office:currency="USD" office:value="17.11127756169" calcext:value-type="currency">
            <text:p>$17.1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Aaron's</text:p>
          </table:table-cell>
          <table:table-cell/>
          <table:table-cell table:formula="of:=[.B2]-[.C21]" office:value-type="currency" office:currency="USD" office:value="2957.87127756169" calcext:value-type="currency">
            <text:p>$2,957.87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Lump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ump Sum Value</text:p>
          </table:table-cell>
          <table:table-cell/>
          <table:table-cell table:formula="of:=[.B6]/(1+0.02/12)^24" office:value-type="currency" office:currency="USD" office:value="863.778465982805" calcext:value-type="currency">
            <text:p>$863.7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Sinking Fund</text:p>
          </table:table-cell>
          <table:table-cell/>
          <table:table-cell table:formula="of:=[.C21]-[.C25]" office:value-type="currency" office:currency="USD" office:value="18.1102564555051" calcext:value-type="currency">
            <text:p>$18.11</text:p>
          </table:table-cell>
          <table:table-cell table:number-columns-repeated="16381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2P0" style:volatile="true"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9"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"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"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currency-style style:name="N13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0129" number:language="en" number:country="US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1" number:language="en" number:country="US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rrency" style:family="table-cell" style:parent-style-name="Default" style:data-style-name="N132"/>
    <style:style style:name="Percent" style:family="table-cell" style:parent-style-name="Default" style:data-style-name="N1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13:10:59.1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 LibreOffice_project/0f794b6e29741098670a3b95d60478a65d05ef13</meta:generator>
    <dc:title/>
    <dc:description/>
    <dc:subject/>
    <meta:initial-creator>Sears, Christopher M (Maysville)</meta:initial-creator>
    <meta:creation-date>2015-06-05T18:17:20Z</meta:creation-date>
    <dc:date>2024-11-04T15:49:50.295000000</dc:date>
    <meta:editing-duration>PT4H20M12S</meta:editing-duration>
    <meta:editing-cycles>8</meta:editing-cycles>
    <meta:document-statistic meta:table-count="1" meta:cell-count="50" meta:object-count="0"/>
  </office:meta>
</office:document-meta>
</file>